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4.08cm"/>
    </style:style>
    <style:style style:name="co4" style:family="table-column">
      <style:table-column-properties fo:break-before="auto" style:column-width="3.6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andwid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CI</text:p>
          </table:table-cell>
          <table:table-cell table:number-columns-repeated="4"/>
        </table:table-row>
        <table:table-row table:style-name="ro1">
          <table:table-cell table:style-name="ce1" office:value-type="string">
            <text:p>Bus Width</text:p>
          </table:table-cell>
          <table:table-cell table:style-name="ce1" office:value-type="string">
            <text:p>Clock (Mhz)</text:p>
          </table:table-cell>
          <table:table-cell table:style-name="ce1" office:value-type="string">
            <text:p>Bandwith (Mbps)</text:p>
          </table:table-cell>
          <table:table-cell table:style-name="ce1" office:value-type="string">
            <text:p>Bandwith (MB/s)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[.B3]*[.A3]" office:value-type="float" office:value="1056">
            <text:p>1056</text:p>
          </table:table-cell>
          <table:table-cell table:formula="of:=[.C3]/ 8"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formula="of:=[.B4]*[.A4]" office:value-type="float" office:value="4224">
            <text:p>4224</text:p>
          </table:table-cell>
          <table:table-cell table:formula="of:=[.C4]/ 8" office:value-type="float" office:value="528">
            <text:p>52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PCIX</text:p>
          </table:table-cell>
          <table:table-cell table:number-columns-repeated="4"/>
        </table:table-row>
        <table:table-row table:style-name="ro1">
          <table:table-cell table:style-name="ce1" office:value-type="string">
            <text:p>Bus Width</text:p>
          </table:table-cell>
          <table:table-cell table:style-name="ce1" office:value-type="string">
            <text:p>Clock (Mhz)</text:p>
          </table:table-cell>
          <table:table-cell table:style-name="ce1" office:value-type="string">
            <text:p>Bandwith (Mbps)</text:p>
          </table:table-cell>
          <table:table-cell table:style-name="ce1" office:value-type="string">
            <text:p>Bandwith (MB/s)</text:p>
          </table:table-cell>
          <table:table-cell table:style-name="ce1" office:value-type="string">
            <text:p>Bandwith (GB/s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table:formula="of:=[.B9]*[.A9]" office:value-type="float" office:value="2112">
            <text:p>2112</text:p>
          </table:table-cell>
          <table:table-cell table:formula="of:=[.C9]/ 8" office:value-type="float" office:value="264">
            <text:p>264</text:p>
          </table:table-cell>
          <table:table-cell table:formula="of:=[.D9]/1000" office:value-type="float" office:value="0.264">
            <text:p>0.26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3">
            <text:p>133</text:p>
          </table:table-cell>
          <table:table-cell table:formula="of:=[.B10]*[.A10]" office:value-type="float" office:value="8512">
            <text:p>8512</text:p>
          </table:table-cell>
          <table:table-cell table:formula="of:=[.C10]/ 8" office:value-type="float" office:value="1064">
            <text:p>1064</text:p>
          </table:table-cell>
          <table:table-cell table:formula="of:=[.D10]/1000" office:value-type="float" office:value="1.064">
            <text:p>1.06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3">
            <text:p>133</text:p>
          </table:table-cell>
          <table:table-cell table:formula="of:=[.B11]*[.A11]" office:value-type="float" office:value="8512">
            <text:p>8512</text:p>
          </table:table-cell>
          <table:table-cell table:formula="of:=[.C11]/ 8" office:value-type="float" office:value="1064">
            <text:p>1064</text:p>
          </table:table-cell>
          <table:table-cell table:formula="of:=[.D11]/1000" office:value-type="float" office:value="1.064">
            <text:p>1.06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66">
            <text:p>266</text:p>
          </table:table-cell>
          <table:table-cell table:formula="of:=[.B12]*[.A12]" office:value-type="float" office:value="17024">
            <text:p>17024</text:p>
          </table:table-cell>
          <table:table-cell table:formula="of:=[.C12]/ 8" office:value-type="float" office:value="2128">
            <text:p>2128</text:p>
          </table:table-cell>
          <table:table-cell table:formula="of:=[.D12]/1000" office:value-type="float" office:value="2.128">
            <text:p>2.12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33">
            <text:p>533</text:p>
          </table:table-cell>
          <table:table-cell table:formula="of:=[.B13]*[.A13]" office:value-type="float" office:value="34112">
            <text:p>34112</text:p>
          </table:table-cell>
          <table:table-cell table:formula="of:=[.C13]/ 8" office:value-type="float" office:value="4264">
            <text:p>4264</text:p>
          </table:table-cell>
          <table:table-cell table:formula="of:=[.D13]/1000" office:value-type="float" office:value="4.264">
            <text:p>4.2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PCI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CI Gen</text:p>
          </table:table-cell>
          <table:table-cell table:style-name="ce1" office:value-type="string">
            <text:p>Bandwidth (MB/s)</text:p>
          </table:table-cell>
          <table:table-cell table:style-name="ce1" office:value-type="string">
            <text:p>Bandwidth (GB/s) x1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[.B17]* 16 / 1000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[.B18]* 16 / 1000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85">
            <text:p>985</text:p>
          </table:table-cell>
          <table:table-cell table:formula="of:=[.B19]* 16 / 1000" office:value-type="float" office:value="15.76">
            <text:p>15.7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0">
            <text:p>1970</text:p>
          </table:table-cell>
          <table:table-cell table:formula="of:=[.B20]* 16 / 1000" office:value-type="float" office:value="31.52">
            <text:p>31.5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40">
            <text:p>3940</text:p>
          </table:table-cell>
          <table:table-cell table:formula="of:=[.B21]* 16 / 1000" office:value-type="float" office:value="63.04">
            <text:p>63.0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00">
            <text:p>7800</text:p>
          </table:table-cell>
          <table:table-cell table:formula="of:=[.B22]* 16 / 1000" office:value-type="float" office:value="124.8">
            <text:p>124.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1">01/07/2020</text:date>, <text:time>21:2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0-07-01T20:31:43.26</meta:creation-date>
    <meta:generator>OpenOffice/4.1.5$Win32 OpenOffice.org_project/415m1$Build-9789</meta:generator>
    <dc:date>2020-07-01T21:24:45.77</dc:date>
    <dc:creator>Vignesh Sridharan</dc:creator>
    <meta:editing-duration>PT53M1S</meta:editing-duration>
    <meta:editing-cycles>6</meta:editing-cycles>
    <meta:document-statistic meta:table-count="3" meta:cell-count="66" meta:object-count="0"/>
  </office:meta>
</office:document-meta>
</file>